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4621AA8B44EC3AB.png" manifest:media-type="image/png"/>
  <manifest:file-entry manifest:full-path="Pictures/100005810000031A0000031A90A9BB170713D465.svg" manifest:media-type="image/svg+xml"/>
  <manifest:file-entry manifest:full-path="Pictures/100000010000001E0000001E2F6EEA5162E9D287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b71f06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rsid="0dde9a1c" officeooo:paragraph-rsid="10022dc7"/>
    </style:style>
    <style:style style:name="P54" style:family="paragraph" style:parent-style-name="Standard">
      <style:text-properties officeooo:paragraph-rsid="0fc35f88"/>
    </style:style>
    <style:style style:name="P55" style:family="paragraph" style:parent-style-name="Standard">
      <style:text-properties officeooo:paragraph-rsid="0fc8b815"/>
    </style:style>
    <style:style style:name="P56" style:family="paragraph" style:parent-style-name="Standard">
      <style:text-properties officeooo:paragraph-rsid="0fce858d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d0b68a"/>
    </style:style>
    <style:style style:name="P59" style:family="paragraph" style:parent-style-name="Standard">
      <style:text-properties officeooo:paragraph-rsid="0fd655f2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3a8b8d"/>
    </style:style>
    <style:style style:name="P69" style:family="paragraph" style:parent-style-name="Standard">
      <style:text-properties officeooo:rsid="103c421a" officeooo:paragraph-rsid="103c421a"/>
    </style:style>
    <style:style style:name="P70" style:family="paragraph" style:parent-style-name="Standard">
      <style:text-properties officeooo:rsid="103cd3c9" officeooo:paragraph-rsid="103cd3c9"/>
    </style:style>
    <style:style style:name="P71" style:family="paragraph" style:parent-style-name="Standard">
      <style:text-properties officeooo:rsid="103d9705" officeooo:paragraph-rsid="103d9705"/>
    </style:style>
    <style:style style:name="P72" style:family="paragraph" style:parent-style-name="Standard">
      <style:text-properties officeooo:paragraph-rsid="10414f85"/>
    </style:style>
    <style:style style:name="P73" style:family="paragraph" style:parent-style-name="Standard">
      <style:text-properties officeooo:rsid="104324ed" officeooo:paragraph-rsid="104324ed"/>
    </style:style>
    <style:style style:name="P74" style:family="paragraph" style:parent-style-name="Standard">
      <style:text-properties officeooo:rsid="10460ef1" officeooo:paragraph-rsid="10460ef1"/>
    </style:style>
    <style:style style:name="P75" style:family="paragraph" style:parent-style-name="Standard">
      <style:text-properties officeooo:rsid="104ba919" officeooo:paragraph-rsid="104bbe03"/>
    </style:style>
    <style:style style:name="P76" style:family="paragraph" style:parent-style-name="Standard">
      <style:text-properties officeooo:paragraph-rsid="104bbe03"/>
    </style:style>
    <style:style style:name="P77" style:family="paragraph" style:parent-style-name="Standard">
      <style:text-properties officeooo:rsid="104d5027" officeooo:paragraph-rsid="104d5027"/>
    </style:style>
    <style:style style:name="P78" style:family="paragraph" style:parent-style-name="Standard">
      <style:text-properties officeooo:paragraph-rsid="105ee122"/>
    </style:style>
    <style:style style:name="P79" style:family="paragraph" style:parent-style-name="Standard">
      <style:text-properties officeooo:paragraph-rsid="106fd28d"/>
    </style:style>
    <style:style style:name="P80" style:family="paragraph" style:parent-style-name="Standard">
      <style:text-properties officeooo:paragraph-rsid="107a7646"/>
    </style:style>
    <style:style style:name="P81" style:family="paragraph" style:parent-style-name="Standard">
      <style:text-properties officeooo:paragraph-rsid="1087d72e"/>
    </style:style>
    <style:style style:name="P82" style:family="paragraph" style:parent-style-name="Footnote">
      <style:text-properties officeooo:paragraph-rsid="1094fa2b"/>
    </style:style>
    <style:style style:name="P83" style:family="paragraph" style:parent-style-name="Footnote">
      <style:text-properties officeooo:paragraph-rsid="10a1361c" fo:background-color="transparent"/>
    </style:style>
    <style:style style:name="P84" style:family="paragraph" style:parent-style-name="Standard">
      <style:text-properties officeooo:paragraph-rsid="10a2818a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7" style:family="paragraph" style:parent-style-name="Standard">
      <style:text-properties officeooo:paragraph-rsid="10ab7791"/>
    </style:style>
    <style:style style:name="P88" style:family="paragraph" style:parent-style-name="Standard">
      <style:text-properties officeooo:paragraph-rsid="10ad0bd8"/>
    </style:style>
    <style:style style:name="P89" style:family="paragraph" style:parent-style-name="Standard">
      <style:text-properties officeooo:paragraph-rsid="1000ee45"/>
    </style:style>
    <style:style style:name="P90" style:family="paragraph" style:parent-style-name="Standard">
      <style:text-properties officeooo:paragraph-rsid="0ff4e58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2" style:family="paragraph" style:parent-style-name="Standard" style:list-style-name="L1">
      <style:paragraph-properties fo:break-before="page"/>
      <style:text-properties officeooo:paragraph-rsid="0fd655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b99d4f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style:font-size-asian="10pt" style:font-size-complex="10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language="en" fo:country="GB"/>
    </style:style>
    <style:style style:name="T22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fo:language="en" fo:country="GB" officeooo:rsid="0f28d107"/>
    </style:style>
    <style:style style:name="T227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language="en" fo:country="GB" officeooo:rsid="10a5d07d"/>
    </style:style>
    <style:style style:name="T229" style:family="text">
      <style:text-properties officeooo:rsid="103c421a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officeooo:rsid="104d5027" style:font-weight-asian="bold" style:font-weight-complex="bold"/>
    </style:style>
    <style:style style:name="T232" style:family="text">
      <style:text-properties officeooo:rsid="1061b5b8"/>
    </style:style>
    <style:style style:name="T233" style:family="text">
      <style:text-properties officeooo:rsid="1069ed98"/>
    </style:style>
    <style:style style:name="T234" style:family="text">
      <style:text-properties officeooo:rsid="106d22f6"/>
    </style:style>
    <style:style style:name="T235" style:family="text">
      <style:text-properties style:text-underline-style="solid" style:text-underline-width="auto" style:text-underline-color="font-color" officeooo:rsid="0ff4a399"/>
    </style:style>
    <style:style style:name="T236" style:family="text">
      <style:text-properties officeooo:rsid="0ffa97b0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1"><text:span text:style-name="Strong_20_Emphasis"><text:span text:style-name="T131">Checklist for installing</text:span></text:span><text:span text:style-name="T154">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9">LTS</text:span><text:span text:style-name="T156"><text:note text:id="ftn1" text:note-class="footnote"><text:note-citation>1</text:note-citation><text:note-body><text:p text:style-name="P28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5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3">LTS</text:span><text:span text:style-name="T143"> 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7"> </text:span><text:span text:style-name="T157"><text:user-field-get text:name="Edition">Server</text:user-field-get></text:span><text:span text:style-name="T158">.</text:span></text:p>
      <text:p text:style-name="P43"/>
      <text:p text:style-name="P41"><text:span text:style-name="T16">Fill in the </text:span><text:span text:style-name="Strong_20_Emphasis"><text:span text:style-name="T216"><text:s/></text:span></text:span><text:span text:style-name="Strong_20_Emphasis"><text:span text:style-name="T217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5"><text:span text:style-name="Definition"><text:span text:style-name="T225">user</text:span></text:span><text:span text:style-name="T173"><text:tab/><text:tab/></text:span><text:span text:style-name="T172"> <text:tab/><text:tab/><text:tab/> </text:span><text:span text:style-name="T174"><draw:control text:anchor-type="as-char" svg:y="-0.4cm" draw:z-index="18" draw:name="Gebruiker 1" draw:style-name="gr2" draw:text-style-name="P98" svg:width="6.4cm" svg:height="0.6cm" draw:control="control17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8">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84">oh</text:span><text:span text:style-name="T169">n </text:span><text:span text:style-name="T171">Doe</text:span><text:span text:style-name="T183">]</text:span></text:p>
      <text:p text:style-name="P84"><text:span text:style-name="Definition"><text:span text:style-name="T166">USER</text:span></text:span><text:span text:style-name="Definition"><text:span text:style-name="T224">na</text:span></text:span><text:span text:style-name="Definition"><text:span text:style-name="T226">me</text:span></text:span><text:span text:style-name="T165"><text:tab/><text:tab/><text:tab/> </text:span><text:span text:style-name="T165"><draw:control text:anchor-type="as-char" svg:y="-0.4cm" draw:z-index="19" draw:name="Gberuikersnaam 2" draw:style-name="gr2" draw:text-style-name="P98" svg:width="6.4cm" svg:height="0.6cm" draw:control="control18"><svg:title>Gebruikersnaam</svg:title><svg:desc>Korte naam, bijv. jan</svg:desc></draw:control></text:span><text:span text:style-name="T16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45"><text:span text:style-name="Definition"><text:span text:style-name="T228">serv</text:span></text:span><text:span text:style-name="Definition"><text:span text:style-name="T224">ERNA</text:span></text:span><text:span text:style-name="Definition"><text:span text:style-name="T226">me</text:span></text:span><text:span text:style-name="T185"><text:tab/><text:tab/> </text:span><text:span text:style-name="T224"><draw:control text:anchor-type="as-char" svg:y="-0.4cm" draw:z-index="20" draw:name="Computernaam 1" draw:style-name="gr2" draw:text-style-name="P98" svg:width="6.4cm" svg:height="0.6cm" draw:control="control19"><svg:title>Computernaam</svg:title><svg:desc>Unieke naam van de computer</svg:desc></draw:control></text:span><text:span text:style-name="T224"><text:s text:c="2"/></text:span><text:span text:style-name="T188">[</text:span><text:span text:style-name="T192">N</text:span><text:span text:style-name="T186">a</text:span><text:span text:style-name="T189">me of the</text:span><text:span text:style-name="T186"> </text:span><text:span text:style-name="T193">server</text:span><text:span text:style-name="T187">, </text:span><text:span text:style-name="T189">e.g.</text:span><text:span text:style-name="T190"> </text:span><text:span text:style-name="T193">sv</text:span><text:span text:style-name="T191">02</text:span><text:span text:style-name="T188">]</text:span></text:p>
      <text:p text:style-name="P45"><text:span text:style-name="Definition"><text:span text:style-name="T195">USER</text:span></text:span><text:span text:style-name="T194"><text:tab/><text:tab/></text:span><text:span text:style-name="T172"> <text:tab/><text:tab/><text:tab/> </text:span><text:span text:style-name="T174"><draw:control text:anchor-type="as-char" svg:y="-0.4cm" draw:z-index="21" draw:name="Gebruiker 2" draw:style-name="gr2" draw:text-style-name="P98" svg:width="6.4cm" svg:height="0.6cm" draw:control="control20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6">ull </text:span><text:span text:style-name="T179">na</text:span><text:span text:style-name="T180">me</text:span><text:span text:style-name="T179"> possibly </text:span><text:span text:style-name="T181">2</text:span><text:span text:style-name="T208">nd</text:span><text:span text:style-name="T181"> </text:span><text:span text:style-name="T182">user</text:span><text:span text:style-name="T170">]</text:span></text:p>
      <text:p text:style-name="P84"><text:span text:style-name="Definition"><text:span text:style-name="T195">USERN</text:span></text:span><text:span text:style-name="Definition"><text:span text:style-name="T196">a</text:span></text:span><text:span text:style-name="Definition"><text:span text:style-name="T197">me</text:span></text:span><text:span text:style-name="Definition"><text:span text:style-name="T202"><text:tab/><text:tab/><text:tab/> </text:span></text:span><text:span text:style-name="T165"><draw:control text:anchor-type="as-char" svg:y="-0.4cm" draw:z-index="22" draw:name="Gberuikersnaam 1" draw:style-name="gr2" draw:text-style-name="P98" svg:width="6.4cm" svg:height="0.6cm" draw:control="control21"><svg:title>Gebruikersnaam</svg:title><svg:desc>Korte naam, bijv. jan</svg:desc></draw:control></text:span><text:span text:style-name="T165"><text:s text:c="2"/></text:span><text:span text:style-name="T199">[</text:span><text:span text:style-name="T201">U</text:span><text:span text:style-name="T200">ser</text:span><text:span text:style-name="T198"> </text:span><text:span text:style-name="T205">na</text:span><text:span text:style-name="T206">me</text:span><text:span text:style-name="T205"> possibly </text:span><text:span text:style-name="T207">2</text:span><text:span text:style-name="T209">nd</text:span><text:span text:style-name="T207"> </text:span><text:span text:style-name="T204">user</text:span><text:span text:style-name="T203">]</text:span></text:p>
      <text:p text:style-name="P45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5">.</text:span></text:p>
      <text:p text:style-name="P4"/>
      <text:p text:style-name="P4"/>
      <text:p text:style-name="P44"><text:span text:style-name="T70">New installation?</text:span><text:span text:style-name="T30"><text:tab/></text:span><text:span text:style-name="T60">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1">.</text:span></text:p>
      <text:p text:style-name="P42"/>
      <text:p text:style-name="P44"><text:span text:style-name="Strong_20_Emphasis"><text:span text:style-name="T28"/></text:span></text:p>
      <text:list xml:id="list692157777" text:style-name="L1">
        <text:list-item>
          <text:p text:style-name="P93"><text:bookmark-start text:name="__RefNumPara__4083_1271708128"/>Prepar<text:span text:style-name="T232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2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4" draw:name="Vorm 5" draw:style-name="gr1" draw:text-style-name="P9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5"><text:span text:style-name="User_20_Entry"><text:span text:style-name="T90">Login any additional </text:span></text:span><text:span text:style-name="Definition"><text:span text:style-name="T211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8" draw:name="Vorm4" draw:style-name="gr1" draw:text-style-name="P9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88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8"><text:span text:style-name="User_20_Entry"><text:span text:style-name="T10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4" office:value-type="string">
            <text:p text:style-name="P80"><text:span text:style-name="User_20_Entry"><text:span text:style-name="T10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3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5" draw:name="Vorm 7" draw:style-name="gr1" draw:text-style-name="P9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4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64647760342530" text:continue-numbering="true" text:style-name="L1">
        <text:list-item>
          <text:p text:style-name="P92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59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5"><draw:control text:anchor-type="as-char" draw:z-index="4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38">Boot the computer from</text:span><text:span text:style-name="T139"><text:note text:id="ftn4" text:note-class="footnote"><text:note-citation>1</text:note-citation><text:note-body><text:p text:style-name="P83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9">Esc</text:span></text:span><text:span text:style-name="User_20_Entry"><text:span text:style-name="T106">,</text:span></text:span><text:span text:style-name="Definition"><text:span text:style-name="T99"> </text:span></text:span><text:span text:style-name="User_20_Entry"><text:span text:style-name="T119">Delete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2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9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0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1</text:span></text:span><text:span text:style-name="User_20_Entry"><text:span text:style-name="T107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9">F12</text:span></text:span><text:span text:style-name="User_20_Entry"><text:span text:style-name="T107">.</text:span></text:span></text:p></text:note-body></text:note></text:span><text:span text:style-name="T138">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9">Live</text:span></text:span><text:span text:style-name="Strong_20_Emphasis"><text:span text:style-name="T83"><text:note text:id="ftn5" text:note-class="footnote"><text:note-citation>2</text:note-citation><text:note-body><text:p text:style-name="P5"><text:span text:style-name="T212">From a Live USB stick 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12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82"><text:span text:style-name="Strong_20_Emphasis"><text:span text:style-name="T88">Create a bootable USB stick:<text:line-break/>Download a CD image file (.iso) from</text:span></text:span><text:span text:style-name="Strong_20_Emphasis"><text:span text:style-name="T87"> </text:span></text:span><text:a xlink:type="simple" xlink:href="https://www.debian.org/" text:style-name="Internet_20_link" text:visited-style-name="Visited_20_Internet_20_Link"><text:span text:style-name="Strong_20_Emphasis"><text:span text:style-name="T213">debian.org</text:span></text:span></text:a><text:span text:style-name="Strong_20_Emphasis"><text:span text:style-name="T87">, </text:span></text:span><text:span text:style-name="Strong_20_Emphasis"><text:span text:style-name="T89">click consecutively </text:span></text:span><text:span text:style-name="Strong_20_Emphasis"><text:span text:style-name="T97">Other downloads</text:span></text:span><text:span text:style-name="Strong_20_Emphasis"><text:span text:style-name="T89"> <text:line-break/>(under Download) &gt; </text:span></text:span><text:span text:style-name="Strong_20_Emphasis"><text:span text:style-name="T97">Other live ISO</text:span></text:span><text:span text:style-name="Strong_20_Emphasis"><text:span text:style-name="T89"> (under try </text:span></text:span><text:span text:style-name="Strong_20_Emphasis"><text:span text:style-name="T89"><text:user-field-get text:name="Distro">Debian</text:user-field-get></text:span></text:span><text:span text:style-name="Strong_20_Emphasis"><text:span text:style-name="T89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6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5" draw:name="Vorm13" draw:style-name="gr1" draw:text-style-name="P97" svg:width="0.35cm" svg:height="0.35cm" draw:control="control4"/></text:p>
          </table:table-cell>
          <table:table-cell table:style-name="_32_._5f_Installatie_5f_uitvoeren.C6" office:value-type="string">
            <text:p text:style-name="P55"><text:span text:style-name="Strong_20_Emphasis"><text:span text:style-name="T58">At</text:span></text:span><text:span text:style-name="Strong_20_Emphasis"><text:span text:style-name="T57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69">Click on <text:span text:style-name="T230">other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0">Click on <text:span text:style-name="T230">Europe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1">Click on <text:span text:style-name="T230">Netherlands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5"><draw:control text:anchor-type="as-char" draw:z-index="16" draw:name="Vorm 1" draw:style-name="gr1" draw:text-style-name="P97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8"><text:span text:style-name="Strong_20_Emphasis"><text:span text:style-name="T59">At</text:span></text:span><text:span text:style-name="Strong_20_Emphasis"><text:span text:style-name="T57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5"><draw:control text:anchor-type="as-char" draw:z-index="17" draw:name="Vorm 2" draw:style-name="gr1" draw:text-style-name="P97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4"><text:span text:style-name="T234">At</text:span><text:span text:style-name="T233"> </text:span><text:span text:style-name="T230">Set up users and passwords</text:span><text:span text:style-name="T233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3">Don<text:span text:style-name="T160">'t set </text:span><text:span text:style-name="T162">Root</text:span><text:span text:style-name="T160"> pass</text:span><text:span text:style-name="T161">w</text:span><text:span text:style-name="T160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6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1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5">Enter <text:span text:style-name="T230">User </text:span><text:span text:style-name="T231">n</text:span><text:span text:style-name="T230">ame for you</text:span><text:span text:style-name="T231">r</text:span><text:span text:style-name="T230"> account</text:span><text:span text:style-name="Strong_20_Emphasis"><text:span text:style-name="T63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7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32"><text:span text:style-name="Strong_20_Emphasis"><text:span text:style-name="T62"/></text:span></text:p>
      <text:list xml:id="list164646738115002" text:continue-numbering="true" text:style-name="L1">
        <text:list-item>
          <text:p text:style-name="P95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33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6" draw:name="Vorm22" draw:style-name="gr1" draw:text-style-name="P9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6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4"><draw:control text:anchor-type="as-char" draw:z-index="23" draw:name="Vorm4_ 1" draw:style-name="gr1" draw:text-style-name="P97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0">Add any additional </text:span></text:span><text:span text:style-name="Strong_20_Emphasis"><text:span text:style-name="T122">user</text:span></text:span><text:span text:style-name="Strong_20_Emphasis"><text:span text:style-name="T120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6">sudo useradd --create-home -- comm<text:span text:style-name="T236">e</text:span>n<text:span text:style-name="T236">t</text:span> <text:span text:style-name="T163">'</text:span><text:span text:style-name="T164">user</text:span><text:span text:style-name="T163">' [--groups adm,sudo] </text:span><text:span text:style-name="T164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5">sudo passwd <text:span text:style-name="T235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4"><draw:control text:anchor-type="as-char" draw:z-index="24" draw:name="Vorm4_ 2" draw:style-name="gr1" draw:text-style-name="P97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89"><text:span text:style-name="Strong_20_Emphasis"><text:span text:style-name="T35">Install </text:span></text:span><text:span text:style-name="Strong_20_Emphasis"><text:span text:style-name="T54">updates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3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5"><draw:control text:anchor-type="as-char" draw:z-index="9" draw:name="Vorm4_1" draw:style-name="gr1" draw:text-style-name="P97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13" office:value-type="string">
            <text:p text:style-name="P78"><text:span text:style-name="User_20_Entry"><text:span text:style-name="T10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80"><text:span text:style-name="User_20_Entry"><text:span text:style-name="T10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7" draw:name="Vorm33" draw:style-name="gr1" draw:text-style-name="P97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7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7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5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20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33"><text:span text:style-name="Strong_20_Emphasis"><text:span text:style-name="T27"><text:tab/></text:span></text:span></text:p>
      <text:p text:style-name="P34"><text:span text:style-name="Strong_20_Emphasis"><text:span text:style-name="T42"/></text:span></text:p>
      <text:list xml:id="list164646201681882" text:continue-numbering="true" text:style-name="L1">
        <text:list-item>
          <text:p text:style-name="P94"><text:span text:style-name="Strong_20_Emphasis"><text:span text:style-name="T14">P</text:span></text:span><text:span text:style-name="Strong_20_Emphasis"><text:span text:style-name="T215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0" draw:name="Vorm36_0" draw:style-name="gr1" draw:text-style-name="P97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2" draw:name="Vorm36_ 1" draw:style-name="gr1" draw:text-style-name="P97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6"><text:span text:style-name="User_20_Entry"><text:span text:style-name="T114">Login any additional </text:span></text:span><text:span text:style-name="Definition"><text:span text:style-name="T210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1" draw:name="Vorm36_2" draw:style-name="gr1" draw:text-style-name="P97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3" draw:name="Vorm36_ 2" draw:style-name="gr1" draw:text-style-name="P97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7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8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8"><text:span text:style-name="T128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30">LTS 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8">installation is complete.</text:span></text:span></text:p>
      <text:p text:style-name="P39"/>
      <text:p text:style-name="P46"><text:span text:style-name="Emphasis"><text:span text:style-name="T220">Written</text:span></text:span><text:span text:style-name="Emphasis"><text:span text:style-name="T218"> </text:span></text:span><text:span text:style-name="Emphasis"><text:span text:style-name="T220">by</text:span></text:span><text:span text:style-name="Emphasis"><text:span text:style-name="T21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9">Karel Zimmer</text:span></text:span></text:a><text:span text:style-name="Emphasis"><text:span text:style-name="T218">.</text:span></text:span></text:p>
      <text:p text:style-name="P96"><text:a xlink:type="simple" xlink:href="https://creativecommons.org/publicdomain/zero/1.0" text:style-name="Internet_20_link" text:visited-style-name="Visited_20_Internet_20_Link"><text:span text:style-name="Emphasis"><text:span text:style-name="T221">CC0 1.0 Universal</text:span></text:span></text:a><text:span text:style-name="Emphasis"><text:span text:style-name="T222"> </text:span></text:span><text:span text:style-name="Emphasis"><text:span text:style-name="T223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2F6EEA5162E9D287.png" xlink:type="simple" xlink:show="embed" xlink:actuate="onLoad" draw:mime-type="image/png"/></draw:frame></draw:a></text:span></text:span><text:span text:style-name="Emphasis"><text:span text:style-name="T237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4621AA8B44EC3AB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3-23T16:46:45.658261687">23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6:46:45.522427419</dc:date>
    <meta:keyword>Installatie</meta:keyword>
    <meta:keyword>Checklist</meta:keyword>
    <meta:keyword>Linux</meta:keyword>
    <meta:editing-cycles>6980</meta:editing-cycles>
    <meta:editing-duration>P12DT7H17M50S</meta:editing-duration>
    <meta:print-date>2021-03-23T20:07:57.967210640</meta:print-date>
    <dc:creator>Karel Zimmer</dc:creator>
    <meta:document-statistic meta:table-count="4" meta:image-count="2" meta:object-count="0" meta:page-count="4" meta:paragraph-count="91" meta:word-count="485" meta:character-count="3092" meta:non-whitespace-character-count="2640"/>
    <meta:user-defined meta:name="Info 1"/>
    <meta:user-defined meta:name="Info 2"/>
    <meta:user-defined meta:name="Info 3"/>
    <meta:user-defined meta:name="Info 4"/>
  </office:meta>
</office:document-meta>
</file>